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4pt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ints to Ponder </text:p>
      <text:list xml:id="list2857926441474219702" text:style-name="L1">
        <text:list-header>
          <text:p text:style-name="P3"/>
        </text:list-header>
        <text:list-item>
          <text:p text:style-name="P3">Why did the cd command get special mention in this assignment?</text:p>
        </text:list-item>
      </text:list>
      <text:p text:style-name="P2"/>
      <text:p text:style-name="P2"><text:s text:c="11"/>The cd command gets special attention because it must change the current process environment rather than a child process environment. <text:s/></text:p>
      <text:p text:style-name="P2"/>
      <text:p text:style-name="P2"><text:s text:c="6"/>2. <text:s/>Can your shell run scripts? Why or why not?</text:p>
      <text:p text:style-name="P2"/>
      <text:p text:style-name="P2"><text:s text:c="11"/>Yes, my shell can run scripts by passing a file as input for ./a.out using a command like:</text:p>
      <text:p text:style-name="P2"><text:s text:c="23"/>./a.out &lt; filename <text:s/></text:p>
      <text:p text:style-name="P2"/>
      <text:p text:style-name="P2"><text:s text:c="6"/>3. <text:s/>Does Ctrl-D exit your shell? Why or why not?</text:p>
      <text:p text:style-name="P2"/>
      <text:p text:style-name="P2"><text:s text:c="11"/>Yes, Ctrl-D exits my shell because my shell exits when it receives an EOF comman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isa Rosenbaum</meta:initial-creator>
    <meta:creation-date>2014-09-10T15:42:06</meta:creation-date>
    <meta:document-statistic meta:table-count="0" meta:image-count="0" meta:object-count="0" meta:page-count="1" meta:paragraph-count="8" meta:word-count="91" meta:character-count="571"/>
    <dc:date>2014-09-10T16:40:44</dc:date>
    <dc:creator>Lisa Rosenbaum</dc:creator>
    <meta:editing-duration>PT28M28S</meta:editing-duration>
    <meta:editing-cycles>1</meta:editing-cycles>
    <meta:generator>OpenOffice/4.1.1$Unix OpenOffice.org_project/411m6$Build-9775</meta:generator>
  </office:meta>
</office:document-meta>
</file>